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a60"/>
    </style:style>
    <style:style style:name="T1" style:family="text">
      <style:text-properties officeooo:rsid="0004c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ructure → taxonomie → famille de produits → Lister les termes → </text:span><text:bookmark text:name="edit-terms-tid31050-term"/><text:a xlink:type="simple" xlink:href="http://praeconis.loc:81/catalogue/sante/certitude-100-sante-directe" text:style-name="Internet_20_link" text:visited-style-name="Visited_20_Internet_20_Link">Certitude Santé Direct</text:a> →<text:span text:style-name="T1"> </text:span><text:bookmark text:name="edit-terms-tid31050-term1"/><text:a xlink:type="simple" xlink:href="http://praeconis.loc:81/catalogue/sante/certitude-100-sante-directe" text:style-name="Internet_20_link" text:visited-style-name="Visited_20_Internet_20_Link">Certitude 100% Santé Direc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35:02.796778546</meta:creation-date>
    <dc:date>2021-03-12T10:37:53.108896470</dc:date>
    <meta:editing-duration>PT2M51S</meta:editing-duration>
    <meta:editing-cycles>1</meta:editing-cycles>
    <meta:document-statistic meta:table-count="0" meta:image-count="0" meta:object-count="0" meta:page-count="1" meta:paragraph-count="1" meta:word-count="20" meta:character-count="119" meta:non-whitespace-character-count="100"/>
    <meta:generator>LibreOffice/6.1.5.2$Linux_X86_64 LibreOffice_project/10$Build-2</meta:generator>
  </office:meta>
</office:document-meta>
</file>